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87d1d1" draw:opacity="100%" draw:opacity-name="Transparency_20_1" fo:min-height="3.35cm" draw:shadow="hidden"/>
    </style:style>
    <style:style style:name="gr2" style:family="graphic" style:parent-style-name="standard">
      <style:graphic-properties draw:stroke="solid" svg:stroke-color="#000000" draw:fill="solid" draw:fill-color="#bce4e5" draw:opacity="100%" draw:opacity-name="Transparency_20_1" fo:min-height="4.918cm"/>
    </style:style>
    <style:style style:name="gr3" style:family="graphic" style:parent-style-name="standard">
      <style:graphic-properties draw:stroke="solid" svg:stroke-color="#000000" draw:fill="solid" draw:fill-color="#bce4e5" draw:opacity="100%" draw:opacity-name="Transparency_20_1" fo:min-height="2.827cm"/>
    </style:style>
    <style:style style:name="gr4" style:family="graphic" style:parent-style-name="standard">
      <style:graphic-properties draw:stroke="solid" svg:stroke-color="#000000" draw:fill="solid" draw:fill-color="#bce4e5" draw:opacity="100%" draw:opacity-name="Transparency_20_1" fo:min-height="2.828cm"/>
    </style:style>
    <style:style style:name="gr5" style:family="graphic" style:parent-style-name="standard">
      <style:graphic-properties draw:stroke="solid" svg:stroke-color="#000000" draw:fill="solid" draw:fill-color="#bce4e5" draw:opacity="100%" draw:opacity-name="Transparency_20_2" fo:min-height="4.522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7d1d1" draw:opacity="100%" draw:opacity-name="Transparency_20_1"/>
      <style:paragraph-properties fo:text-align="center"/>
      <style:text-properties fo:font-size="10.5pt" style:font-size-asian="12pt" style:font-size-complex="12pt"/>
    </style:style>
    <style:style style:name="P3" style:family="paragraph">
      <loext:graphic-properties draw:fill="solid" draw:fill-color="#bce4e5" draw:opacity="100%" draw:opacity-name="Transparency_20_1"/>
      <style:paragraph-properties fo:text-align="center"/>
      <style:text-properties fo:font-size="10.5pt" style:font-size-asian="9pt" style:font-size-complex="9pt"/>
    </style:style>
    <style:style style:name="P4" style:family="paragraph">
      <loext:graphic-properties draw:fill="solid" draw:fill-color="#bce4e5" draw:opacity="100%" draw:opacity-name="Transparency_20_1"/>
      <style:paragraph-properties fo:text-align="center"/>
      <style:text-properties fo:font-size="10.5pt"/>
    </style:style>
    <style:style style:name="P5" style:family="paragraph">
      <style:paragraph-properties fo:text-align="center"/>
      <style:text-properties fo:font-size="9pt" style:font-size-asian="10.5pt" style:font-size-complex="10.5pt"/>
    </style:style>
    <style:style style:name="P6" style:family="paragraph">
      <loext:graphic-properties draw:fill="solid" draw:fill-color="#bce4e5" draw:opacity="100%" draw:opacity-name="Transparency_20_2"/>
      <style:paragraph-properties fo:text-align="center"/>
      <style:text-properties fo:font-size="9pt" style:font-size-asian="10.5pt" style:font-size-complex="10.5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0.5pt" style:font-size-asian="12pt" style:font-size-complex="12pt"/>
    </style:style>
    <style:style style:name="T2" style:family="text">
      <style:text-properties fo:font-size="10.5pt" style:font-size-asian="9pt" style:font-size-complex="9pt"/>
    </style:style>
    <style:style style:name="T3" style:family="text">
      <style:text-properties fo:font-size="10.5pt"/>
    </style:style>
    <style:style style:name="T4" style:family="text">
      <style:text-properties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2" draw:layer="layout" svg:width="3.696cm" svg:height="3.6cm" svg:x="1.7cm" svg:y="1.793cm">
          <draw:text-box>
            <text:p text:style-name="P1"><text:span text:style-name="T1">Main.cpp</text:span></text:p>
            <text:p text:style-name="P1"><text:span text:style-name="T1"/></text:p>
            <text:p text:style-name="P1"><text:span text:style-name="T1">#include “Init.cc”</text:span></text:p>
            <text:p text:style-name="P1"><text:span text:style-name="T1">#include “run.cc”</text:span></text:p>
            <text:p text:style-name="P1"><text:span text:style-name="T1"/></text:p>
            <text:p text:style-name="P1"><text:span text:style-name="T1">Void init();</text:span></text:p>
            <text:p text:style-name="P1"><text:span text:style-name="T1">Void run()</text:span></text:p>
          </draw:text-box>
        </draw:frame>
        <draw:frame draw:style-name="gr2" draw:text-style-name="P3" draw:layer="layout" svg:width="5.547cm" svg:height="5.307cm" svg:x="6.241cm" svg:y="7.793cm">
          <draw:text-box>
            <text:p text:style-name="P1"><text:span text:style-name="T2">run.cc</text:span></text:p>
            <text:p text:style-name="P1"><text:span text:style-name="T2"/></text:p>
            <text:p text:style-name="P1"><text:span text:style-name="T2">#include”prase.cc”</text:span></text:p>
            <text:p text:style-name="P1"><text:span text:style-name="T2"/></text:p>
            <text:p text:style-name="P1"><text:span text:style-name="T2">Int pcap_findalldev();</text:span></text:p>
            <text:p text:style-name="P1"><text:span text:style-name="T2">pcap_open_live();</text:span></text:p>
            <text:p text:style-name="P1"><text:span text:style-name="T2">pcap_datalink();</text:span></text:p>
            <text:p text:style-name="P1"><text:span text:style-name="T2">pcap_lookupnet();</text:span></text:p>
            <text:p text:style-name="P1"><text:span text:style-name="T2">pcap_compile();</text:span></text:p>
            <text:p text:style-name="P1"><text:span text:style-name="T2">pcap_setfilter();</text:span></text:p>
            <text:p text:style-name="P1"><text:span text:style-name="T2">Thread *t = new thread();</text:span></text:p>
            <text:p text:style-name="P1"><text:span text:style-name="T2">pcap_freealldevs();</text:span></text:p>
            <text:p text:style-name="P1"><text:span text:style-name="T2">pacp_loop();</text:span></text:p>
            <text:p text:style-name="P1"><text:span text:style-name="T2">pacp_close();</text:span></text:p>
          </draw:text-box>
        </draw:frame>
        <draw:frame draw:style-name="gr3" draw:text-style-name="P4" draw:layer="layout" svg:width="3.803cm" svg:height="3.16cm" svg:x="6.711cm" svg:y="2.358cm">
          <draw:text-box>
            <text:p text:style-name="P1"><text:span text:style-name="T3">Init.cc</text:span></text:p>
            <text:p text:style-name="P1"><text:span text:style-name="T3"/></text:p>
            <text:p text:style-name="P1"><text:span text:style-name="T3">#include “fife.cc”</text:span></text:p>
            <text:p text:style-name="P1"><text:span text:style-name="T3"/></text:p>
            <text:p text:style-name="P1"><text:span text:style-name="T3">Int createfile();</text:span></text:p>
          </draw:text-box>
        </draw:frame>
        <draw:frame draw:style-name="gr4" draw:text-style-name="P4" draw:layer="layout" svg:width="3.803cm" svg:height="3.16cm" svg:x="12.045cm" svg:y="2.377cm">
          <draw:text-box>
            <text:p text:style-name="P1"><text:span text:style-name="T3">File.cc</text:span></text:p>
            <text:p text:style-name="P1"><text:span text:style-name="T3"/></text:p>
            <text:p text:style-name="P1"><text:span text:style-name="T3">#include “define.h”</text:span></text:p>
            <text:p text:style-name="P1"><text:span text:style-name="T3"/></text:p>
            <text:p text:style-name="P1"><text:span text:style-name="T3">Void creatfile();</text:span></text:p>
          </draw:text-box>
        </draw:frame>
        <draw:frame draw:style-name="gr5" draw:text-style-name="P6" draw:layer="layout" svg:width="5.35cm" svg:height="4.772cm" svg:x="13.478cm" svg:y="7.733cm">
          <draw:text-box>
            <text:p text:style-name="P5"><text:span text:style-name="T4">Prase.cc</text:span></text:p>
            <text:p text:style-name="P5"><text:span text:style-name="T4"/></text:p>
            <text:p text:style-name="P5"><text:span text:style-name="T4">packet_handler();</text:span></text:p>
            <text:p text:style-name="P5"><text:span text:style-name="T4">Prase();</text:span></text:p>
          </draw:text-box>
        </draw:frame>
        <draw:line draw:style-name="gr6" draw:text-style-name="P7" draw:layer="layout" svg:x1="9.943cm" svg:y1="12.31cm" svg:x2="12.714cm" svg:y2="12.31cm">
          <text:p text:style-name="P1"/>
        </draw:line>
        <draw:line draw:style-name="gr7" draw:text-style-name="P7" draw:layer="layout" svg:x1="12.714cm" svg:y1="12.311cm" svg:x2="12.714cm" svg:y2="9.876cm">
          <text:p/>
        </draw:line>
        <draw:line draw:style-name="gr8" draw:text-style-name="P7" draw:layer="layout" svg:x1="12.714cm" svg:y1="9.973cm" svg:x2="13.669cm" svg:y2="9.973cm">
          <text:p/>
        </draw:line>
        <draw:line draw:style-name="gr7" draw:text-style-name="P7" draw:layer="layout" svg:x1="4.306cm" svg:y1="4.715cm" svg:x2="6.026cm" svg:y2="4.715cm">
          <text:p/>
        </draw:line>
        <draw:line draw:style-name="gr7" draw:text-style-name="P7" draw:layer="layout" svg:x1="6.026cm" svg:y1="4.715cm" svg:x2="6.026cm" svg:y2="9.389cm">
          <text:p/>
        </draw:line>
        <draw:line draw:style-name="gr8" draw:text-style-name="P7" draw:layer="layout" svg:x1="6.026cm" svg:y1="9.292cm" svg:x2="6.695cm" svg:y2="9.292cm">
          <text:p/>
        </draw:line>
        <draw:line draw:style-name="gr7" draw:text-style-name="P7" draw:layer="layout" svg:x1="4.306cm" svg:y1="4.325cm" svg:x2="5.93cm" svg:y2="4.325cm">
          <text:p/>
        </draw:line>
        <draw:line draw:style-name="gr7" draw:text-style-name="P7" draw:layer="layout" svg:x1="5.93cm" svg:y1="4.423cm" svg:x2="5.93cm" svg:y2="3.741cm">
          <text:p/>
        </draw:line>
        <draw:line draw:style-name="gr8" draw:text-style-name="P7" draw:layer="layout" svg:x1="5.93cm" svg:y1="3.838cm" svg:x2="6.981cm" svg:y2="3.838cm">
          <text:p/>
        </draw:line>
        <draw:line draw:style-name="gr7" draw:text-style-name="P7" draw:layer="layout" svg:x1="9.752cm" svg:y1="5.104cm" svg:x2="11.185cm" svg:y2="5.104cm">
          <text:p/>
        </draw:line>
        <draw:line draw:style-name="gr7" draw:text-style-name="P7" draw:layer="layout" svg:x1="11.185cm" svg:y1="5.104cm" svg:x2="11.185cm" svg:y2="3.838cm">
          <text:p/>
        </draw:line>
        <draw:line draw:style-name="gr8" draw:text-style-name="P7" draw:layer="layout" svg:x1="11.185cm" svg:y1="3.935cm" svg:x2="12.14cm" svg:y2="3.9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0:57:07.792010712</meta:creation-date>
    <dc:date>2019-07-04T17:33:46.425592539</dc:date>
    <meta:editing-duration>PT4H22M49S</meta:editing-duration>
    <meta:editing-cycles>6</meta:editing-cycles>
    <meta:generator>LibreOffice/6.0.3.2$Linux_X86_64 LibreOffice_project/00m0$Build-2</meta:generator>
    <meta:document-statistic meta:object-count="17"/>
  </office:meta>
</office:document-meta>
</file>